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3.945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false" fo:min-height="1.925cm" fo:min-width="6.564cm"/>
      <style:paragraph-properties style:writing-mode="lr-tb"/>
    </style:style>
    <style:style style:name="gr4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1.02cm" fo:min-width="13.216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02cm" fo:min-width="13.216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svg:stroke-color="#1c1c1c" draw:marker-start="Arrow" draw:marker-start-width="0.426cm" draw:marker-end="Arrow" draw:marker-end-width="0.426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16pt" fo:font-weight="bold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fo:font-size="16pt" fo:font-weight="bold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1.651cm" svg:x="7.503cm" svg:y="1.11cm">
          <text:p text:style-name="P1">Dependabil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1.651cm" svg:x="7.503cm" svg:y="5.11cm">
          <text:p text:style-name="P1">Safety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45cm" svg:height="1.651cm" svg:x="14.503cm" svg:y="5.11cm">
          <text:p text:style-name="P1">Secur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45cm" svg:height="1.651cm" svg:x="21.503cm" svg:y="5.11cm">
          <text:p text:style-name="P1">Resilienc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1.651cm" svg:x="0.503cm" svg:y="5.11cm">
          <text:p text:style-name="P1">Reliabil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1.651cm" svg:x="-6.497cm" svg:y="5.11cm">
          <text:p text:style-name="P1">Availabil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4.275cm" svg:y1="5.11cm" svg:x2="9.725cm" svg:y2="2.761cm" draw:start-shape="id1" draw:start-glue-point="0" draw:end-shape="id2" draw:end-glue-point="2" svg:d="M-4275 5110v-1175h14000v-1174" svg:viewBox="0 0 14001 2350">
          <text:p/>
        </draw:connector>
        <draw:connector draw:style-name="gr2" draw:text-style-name="P1" draw:layer="layout" svg:x1="2.725cm" svg:y1="5.11cm" svg:x2="9.725cm" svg:y2="2.761cm" draw:start-shape="id3" draw:start-glue-point="0" draw:end-shape="id2" draw:end-glue-point="2" svg:d="M2725 5110v-1175h7000v-1174" svg:viewBox="0 0 7001 2350">
          <text:p/>
        </draw:connector>
        <draw:connector draw:style-name="gr2" draw:text-style-name="P1" draw:layer="layout" svg:x1="9.725cm" svg:y1="5.11cm" svg:x2="9.725cm" svg:y2="2.761cm" draw:start-shape="id4" draw:start-glue-point="0" draw:end-shape="id2" draw:end-glue-point="2" svg:d="M9725 5110v-2349" svg:viewBox="0 0 1 2350">
          <text:p/>
        </draw:connector>
        <draw:connector draw:style-name="gr2" draw:text-style-name="P1" draw:layer="layout" svg:x1="16.725cm" svg:y1="5.11cm" svg:x2="9.725cm" svg:y2="2.761cm" draw:start-shape="id5" draw:start-glue-point="0" draw:end-shape="id2" draw:end-glue-point="2" svg:d="M16725 5110v-1175h-7000v-1174" svg:viewBox="0 0 7001 2350">
          <text:p/>
        </draw:connector>
        <draw:connector draw:style-name="gr2" draw:text-style-name="P1" draw:layer="layout" svg:x1="23.725cm" svg:y1="5.11cm" svg:x2="9.725cm" svg:y2="2.761cm" draw:start-shape="id6" draw:start-glue-point="0" draw:end-shape="id2" draw:end-glue-point="2" svg:d="M23725 5110v-1175h-14000v-1174" svg:viewBox="0 0 14001 2350">
          <text:p/>
        </draw:connector>
        <draw:frame draw:style-name="gr3" draw:text-style-name="P4" xml:id="id9" draw:id="id9" draw:layer="layout" svg:width="7.096cm" svg:height="2.175cm" svg:x="6.177cm" svg:y="8.587cm">
          <draw:text-box>
            <text:p text:style-name="P3"><text:span text:style-name="T1">The ability of the system</text:span></text:p>
            <text:p text:style-name="P3"><text:span text:style-name="T1">to operate without</text:span></text:p>
            <text:p text:style-name="P3"><text:span text:style-name="T1">catastrophic failure</text:span></text:p>
          </draw:text-box>
        </draw:frame>
        <draw:frame draw:style-name="gr3" draw:text-style-name="P4" xml:id="id8" draw:id="id8" draw:layer="layout" svg:width="7.096cm" svg:height="2.175cm" svg:x="-0.823cm" svg:y="8.588cm">
          <draw:text-box>
            <text:p text:style-name="P3"><text:span text:style-name="T1">The ability of the system</text:span></text:p>
            <text:p text:style-name="P3"><text:span text:style-name="T1">to deliver services as</text:span></text:p>
            <text:p text:style-name="P3"><text:span text:style-name="T1">specified</text:span></text:p>
          </draw:text-box>
        </draw:frame>
        <draw:frame draw:style-name="gr3" draw:text-style-name="P4" xml:id="id7" draw:id="id7" draw:layer="layout" svg:width="7.096cm" svg:height="2.175cm" svg:x="-7.823cm" svg:y="8.589cm">
          <draw:text-box>
            <text:p text:style-name="P3"><text:span text:style-name="T1">The ability of the system</text:span></text:p>
            <text:p text:style-name="P3"><text:span text:style-name="T1">to deliver services</text:span></text:p>
            <text:p text:style-name="P3"><text:span text:style-name="T1">when requested</text:span></text:p>
          </draw:text-box>
        </draw:frame>
        <draw:frame draw:style-name="gr3" draw:text-style-name="P4" xml:id="id10" draw:id="id10" draw:layer="layout" svg:width="7.096cm" svg:height="2.759cm" svg:x="13.177cm" svg:y="8.588cm">
          <draw:text-box>
            <text:p text:style-name="P3"><text:span text:style-name="T1">The ability of the system</text:span></text:p>
            <text:p text:style-name="P3"><text:span text:style-name="T1">to protect itself against</text:span></text:p>
            <text:p text:style-name="P3"><text:span text:style-name="T1">deliberate or accidental</text:span></text:p>
            <text:p text:style-name="P3"><text:span text:style-name="T1">intrusion</text:span></text:p>
          </draw:text-box>
        </draw:frame>
        <draw:frame draw:style-name="gr3" draw:text-style-name="P4" xml:id="id11" draw:id="id11" draw:layer="layout" svg:width="7.096cm" svg:height="2.175cm" svg:x="20.177cm" svg:y="8.589cm">
          <draw:text-box>
            <text:p text:style-name="P3"><text:span text:style-name="T1">The ability of the system</text:span></text:p>
            <text:p text:style-name="P3"><text:span text:style-name="T1">to resist and recover</text:span></text:p>
            <text:p text:style-name="P3"><text:span text:style-name="T1">from damaging events</text:span></text:p>
          </draw:text-box>
        </draw:frame>
        <draw:connector draw:style-name="gr4" draw:text-style-name="P5" draw:layer="layout" draw:type="line" svg:x1="-4.275cm" svg:y1="6.761cm" svg:x2="-4.275cm" svg:y2="8.589cm" draw:start-shape="id1" draw:start-glue-point="2" draw:end-shape="id7" draw:end-glue-point="0" svg:d="M-4275 6761v1828" svg:viewBox="0 0 1 1829">
          <text:p/>
        </draw:connector>
        <draw:connector draw:style-name="gr4" draw:text-style-name="P5" draw:layer="layout" draw:type="line" svg:x1="2.725cm" svg:y1="6.761cm" svg:x2="2.725cm" svg:y2="8.588cm" draw:start-shape="id3" draw:start-glue-point="2" draw:end-shape="id8" draw:end-glue-point="0" svg:d="M2725 6761v1827" svg:viewBox="0 0 1 1828">
          <text:p/>
        </draw:connector>
        <draw:connector draw:style-name="gr4" draw:text-style-name="P5" draw:layer="layout" draw:type="line" svg:x1="9.725cm" svg:y1="6.761cm" svg:x2="9.725cm" svg:y2="8.587cm" draw:start-shape="id4" draw:start-glue-point="2" draw:end-shape="id9" draw:end-glue-point="0" svg:d="M9725 6761v1826" svg:viewBox="0 0 1 1827">
          <text:p/>
        </draw:connector>
        <draw:connector draw:style-name="gr4" draw:text-style-name="P5" draw:layer="layout" draw:type="line" svg:x1="16.725cm" svg:y1="6.761cm" svg:x2="16.725cm" svg:y2="8.588cm" draw:start-shape="id5" draw:start-glue-point="2" draw:end-shape="id10" draw:end-glue-point="0" svg:d="M16725 6761v1827" svg:viewBox="0 0 1 1828">
          <text:p/>
        </draw:connector>
        <draw:connector draw:style-name="gr4" draw:text-style-name="P5" draw:layer="layout" draw:type="line" svg:x1="23.725cm" svg:y1="6.761cm" svg:x2="23.725cm" svg:y2="8.589cm" draw:start-shape="id6" draw:start-glue-point="2" draw:end-shape="id11" draw:end-glue-point="0" svg:d="M23725 6761v1828" svg:viewBox="0 0 1 1829">
          <text:p/>
        </draw:connector>
        <draw:custom-shape draw:style-name="gr5" draw:text-style-name="P6" draw:layer="layout" svg:width="13.716cm" svg:height="1.27cm" svg:x="3.81cm" svg:y="12.843cm">
          <text:p text:style-name="P1">Society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3.716cm" svg:height="1.27cm" svg:x="3.81cm" svg:y="14.843cm">
          <text:p text:style-name="P1">Organizati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16cm" svg:height="1.27cm" svg:x="3.81cm" svg:y="16.843cm">
          <text:p text:style-name="P1">Business processe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3.716cm" svg:height="1.27cm" svg:x="3.81cm" svg:y="18.843cm">
          <text:p text:style-name="P1">Application system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16cm" svg:height="1.27cm" svg:x="3.81cm" svg:y="20.843cm">
          <text:p text:style-name="P1">Communications and data management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3.716cm" svg:height="1.27cm" svg:x="3.81cm" svg:y="22.843cm">
          <text:p text:style-name="P1">Operating system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716cm" svg:height="1.27cm" svg:x="3.81cm" svg:y="24.843cm">
          <text:p text:style-name="P1">Equipment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.905cm" svg:y1="15.605cm" svg:x2="2.905cm" svg:y2="26.111cm">
          <text:p/>
        </draw:line>
        <draw:line draw:style-name="gr7" draw:text-style-name="P5" draw:layer="layout" svg:x1="18.405cm" svg:y1="17.383cm" svg:x2="18.405cm" svg:y2="23.86cm">
          <text:p/>
        </draw:line>
        <draw:frame draw:style-name="gr8" draw:text-style-name="P8" draw:layer="layout" svg:width="3.876cm" svg:height="1.673cm" svg:x="19.115cm" svg:y="19.615cm">
          <draw:text-box>
            <text:p>Software</text:p>
            <text:p>Engineering</text:p>
          </draw:text-box>
        </draw:frame>
        <draw:frame draw:style-name="gr8" draw:text-style-name="P10" draw:layer="layout" svg:width="3.876cm" svg:height="1.673cm" svg:x="-1.685cm" svg:y="19.616cm">
          <draw:text-box>
            <text:p text:style-name="P9">Systems</text:p>
            <text:p>Engineer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start-width="0.305cm" draw:marker-end-width="0.30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00:26:48.762433067</meta:creation-date>
    <dc:date>2020-07-23T00:46:20.807563075</dc:date>
    <meta:editing-duration>PT11M49S</meta:editing-duration>
    <meta:editing-cycles>2</meta:editing-cycles>
    <meta:generator>LibreOffice/6.4.4.2$Linux_X86_64 LibreOffice_project/40$Build-2</meta:generator>
    <meta:document-statistic meta:object-count="32"/>
  </office:meta>
</office:document-meta>
</file>